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171762" officeooo:paragraph-rsid="001717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</text:p>
      <text:p text:style-name="P1"><text:s/>* Common database helper functions.</text:p>
      <text:p text:style-name="P1"><text:s/>*/</text:p>
      <text:p text:style-name="P1">class DBHelper {</text:p>
      <text:p text:style-name="P1"></text:p>
      <text:p text:style-name="P1"><text:s text:c="2"/>/**</text:p>
      <text:p text:style-name="P1"><text:s text:c="3"/>* Database URL.</text:p>
      <text:p text:style-name="P1"><text:s text:c="3"/>* Change this to restaurants.json file location on your server.</text:p>
      <text:p text:style-name="P1"><text:s text:c="3"/>*/</text:p>
      <text:p text:style-name="P1"><text:s text:c="2"/>static get DATABASE_URL() {</text:p>
      <text:p text:style-name="P1"><text:s text:c="3"/>// const port = 8000 // Change this to your server port</text:p>
      <text:p text:style-name="P1"><text:s text:c="3"/>// return `http://localhost:${port}/data/restaurants.json`;</text:p>
      <text:p text:style-name="P1">return “/data/restaurants.json”;</text:p>
      <text:p text:style-name="P1"><text:s text:c="2"/>}</text:p>
      <text:p text:style-name="P1"></text:p>
      <text:p text:style-name="P1"><text:s text:c="2"/>/**</text:p>
      <text:p text:style-name="P1"><text:s text:c="3"/>* Fetch all restaurants.</text:p>
      <text:p text:style-name="P1"><text:s text:c="3"/>*/</text:p>
      <text:p text:style-name="P1"><text:s text:c="2"/>static fetchRestaurants(callback) {</text:p>
      <text:p text:style-name="P1"><text:s text:c="4"/>let xhr = new XMLHttpRequest();</text:p>
      <text:p text:style-name="P1"><text:s text:c="4"/>xhr.open('GET', DBHelper.DATABASE_URL);</text:p>
      <text:p text:style-name="P1"><text:s text:c="4"/>xhr.onload = () =&gt; {</text:p>
      <text:p text:style-name="P1"><text:s text:c="6"/>if (xhr.status === 200) { // Got a success response from server!</text:p>
      <text:p text:style-name="P1"><text:s text:c="8"/>const json = JSON.parse(xhr.responseText);</text:p>
      <text:p text:style-name="P1"><text:s text:c="8"/>const restaurants = json.restaurants;</text:p>
      <text:p text:style-name="P1"><text:s text:c="8"/>callback(null, restaurants);</text:p>
      <text:p text:style-name="P1"><text:s text:c="6"/>} else { // Oops!. Got an error from server.</text:p>
      <text:p text:style-name="P1"><text:s text:c="8"/>const error = (`Request failed. Returned status of ${xhr.status}`);</text:p>
      <text:p text:style-name="P1"><text:s text:c="8"/>callback(error, null);</text:p>
      <text:p text:style-name="P1"><text:s text:c="6"/>}</text:p>
      <text:p text:style-name="P1"><text:s text:c="4"/>};</text:p>
      <text:p text:style-name="P1"><text:s text:c="4"/>xhr.send();</text:p>
      <text:p text:style-name="P1"><text:s text:c="2"/>}</text:p>
      <text:p text:style-name="P1"></text:p>
      <text:p text:style-name="P1"><text:s text:c="2"/>/**</text:p>
      <text:p text:style-name="P1"><text:s text:c="3"/>* Fetch a restaurant by its ID.</text:p>
      <text:p text:style-name="P1"><text:s text:c="3"/>*/</text:p>
      <text:p text:style-name="P1"><text:s text:c="2"/>static fetchRestaurantById(id, callback) {</text:p>
      <text:p text:style-name="P1"><text:s text:c="4"/>// fetch all restaurants with proper error handling.</text:p>
      <text:p text:style-name="P1"><text:s text:c="4"/>DBHelper.fetchRestaurants((error, restaurants) =&gt; {</text:p>
      <text:p text:style-name="P1"><text:s text:c="6"/>if (error) {</text:p>
      <text:p text:style-name="P1"><text:s text:c="8"/>callback(error, null);</text:p>
      <text:p text:style-name="P1"><text:s text:c="6"/>} else {</text:p>
      <text:p text:style-name="P1"><text:s text:c="8"/>const restaurant = restaurants.find(r =&gt; r.id == id);</text:p>
      <text:p text:style-name="P1"><text:s text:c="8"/>if (restaurant) { // Got the restaurant</text:p>
      <text:p text:style-name="P1"><text:s text:c="10"/>callback(null, restaurant);</text:p>
      <text:p text:style-name="P1"><text:s text:c="8"/>} else { // Restaurant does not exist in the database</text:p>
      <text:p text:style-name="P1"><text:s text:c="10"/>callback('Restaurant does not exist', null);</text:p>
      <text:p text:style-name="P1"><text:s text:c="8"/>}</text:p>
      <text:p text:style-name="P1"><text:s text:c="6"/>}</text:p>
      <text:p text:style-name="P1"><text:s text:c="4"/>});</text:p>
      <text:p text:style-name="P1"><text:s text:c="2"/>}</text:p>
      <text:p text:style-name="P1"></text:p>
      <text:p text:style-name="P1"><text:s text:c="2"/>/**</text:p>
      <text:p text:style-name="P1"><text:s text:c="3"/>* Fetch restaurants by a cuisine type with proper error handling.</text:p>
      <text:p text:style-name="P1"><text:s text:c="3"/>*/</text:p>
      <text:p text:style-name="P1"><text:s text:c="2"/>static fetchRestaurantByCuisine(cuisine, callback) {</text:p>
      <text:p text:style-name="P1"><text:s text:c="4"/>// Fetch all restaurants <text:s/>with proper error handling</text:p>
      <text:p text:style-name="P1"><text:s text:c="4"/>DBHelper.fetchRestaurants((error, restaurants) =&gt; {</text:p>
      <text:p text:style-name="P1"><text:s text:c="6"/>if (error) {</text:p>
      <text:p text:style-name="P1"><text:s text:c="8"/>callback(error, null);</text:p>
      <text:p text:style-name="P1"><text:s text:c="6"/>} else {</text:p>
      <text:p text:style-name="P1"><text:s text:c="8"/>// Filter restaurants to have only given cuisine type</text:p>
      <text:p text:style-name="P1"><text:s text:c="8"/>const results = restaurants.filter(r =&gt; r.cuisine_type == cuisine);</text:p>
      <text:p text:style-name="P1"><text:soft-page-break/><text:s text:c="8"/>callback(null, results);</text:p>
      <text:p text:style-name="P1"><text:s text:c="6"/>}</text:p>
      <text:p text:style-name="P1"><text:s text:c="4"/>});</text:p>
      <text:p text:style-name="P1"><text:s text:c="2"/>}</text:p>
      <text:p text:style-name="P1"></text:p>
      <text:p text:style-name="P1"><text:s text:c="2"/>/**</text:p>
      <text:p text:style-name="P1"><text:s text:c="3"/>* Fetch restaurants by a neighborhood with proper error handling.</text:p>
      <text:p text:style-name="P1"><text:s text:c="3"/>*/</text:p>
      <text:p text:style-name="P1"><text:s text:c="2"/>static fetchRestaurantByNeighborhood(neighborhood, callback) {</text:p>
      <text:p text:style-name="P1"><text:s text:c="4"/>// Fetch all restaurants</text:p>
      <text:p text:style-name="P1"><text:s text:c="4"/>DBHelper.fetchRestaurants((error, restaurants) =&gt; {</text:p>
      <text:p text:style-name="P1"><text:s text:c="6"/>if (error) {</text:p>
      <text:p text:style-name="P1"><text:s text:c="8"/>callback(error, null);</text:p>
      <text:p text:style-name="P1"><text:s text:c="6"/>} else {</text:p>
      <text:p text:style-name="P1"><text:s text:c="8"/>// Filter restaurants to have only given neighborhood</text:p>
      <text:p text:style-name="P1"><text:s text:c="8"/>const results = restaurants.filter(r =&gt; r.neighborhood == neighborhood);</text:p>
      <text:p text:style-name="P1"><text:s text:c="8"/>callback(null, results);</text:p>
      <text:p text:style-name="P1"><text:s text:c="6"/>}</text:p>
      <text:p text:style-name="P1"><text:s text:c="4"/>});</text:p>
      <text:p text:style-name="P1"><text:s text:c="2"/>}</text:p>
      <text:p text:style-name="P1"></text:p>
      <text:p text:style-name="P1"><text:s text:c="2"/>/**</text:p>
      <text:p text:style-name="P1"><text:s text:c="3"/>* Fetch restaurants by a cuisine and a neighborhood with proper error handling.</text:p>
      <text:p text:style-name="P1"><text:s text:c="3"/>*/</text:p>
      <text:p text:style-name="P1"><text:s text:c="2"/>static fetchRestaurantByCuisineAndNeighborhood(cuisine, neighborhood, callback) {</text:p>
      <text:p text:style-name="P1"><text:s text:c="4"/>// Fetch all restaurants</text:p>
      <text:p text:style-name="P1"><text:s text:c="4"/>DBHelper.fetchRestaurants((error, restaurants) =&gt; {</text:p>
      <text:p text:style-name="P1"><text:s text:c="6"/>if (error) {</text:p>
      <text:p text:style-name="P1"><text:s text:c="8"/>callback(error, null);</text:p>
      <text:p text:style-name="P1"><text:s text:c="6"/>} else {</text:p>
      <text:p text:style-name="P1"><text:s text:c="8"/>let results = restaurants</text:p>
      <text:p text:style-name="P1"><text:s text:c="8"/>if (cuisine != 'all') { // filter by cuisine</text:p>
      <text:p text:style-name="P1"><text:s text:c="10"/>results = results.filter(r =&gt; r.cuisine_type == cuisine);</text:p>
      <text:p text:style-name="P1"><text:s text:c="8"/>}</text:p>
      <text:p text:style-name="P1"><text:s text:c="8"/>if (neighborhood != 'all') { // filter by neighborhood</text:p>
      <text:p text:style-name="P1"><text:s text:c="10"/>results = results.filter(r =&gt; r.neighborhood == neighborhood);</text:p>
      <text:p text:style-name="P1"><text:s text:c="8"/>}</text:p>
      <text:p text:style-name="P1"><text:s text:c="8"/>callback(null, results);</text:p>
      <text:p text:style-name="P1"><text:s text:c="6"/>}</text:p>
      <text:p text:style-name="P1"><text:s text:c="4"/>});</text:p>
      <text:p text:style-name="P1"><text:s text:c="2"/>}</text:p>
      <text:p text:style-name="P1"></text:p>
      <text:p text:style-name="P1"><text:s text:c="2"/>/**</text:p>
      <text:p text:style-name="P1"><text:s text:c="3"/>* Fetch all neighborhoods with proper error handling.</text:p>
      <text:p text:style-name="P1"><text:s text:c="3"/>*/</text:p>
      <text:p text:style-name="P1"><text:s text:c="2"/>static fetchNeighborhoods(callback) {</text:p>
      <text:p text:style-name="P1"><text:s text:c="4"/>// Fetch all restaurants</text:p>
      <text:p text:style-name="P1"><text:s text:c="4"/>DBHelper.fetchRestaurants((error, restaurants) =&gt; {</text:p>
      <text:p text:style-name="P1"><text:s text:c="6"/>if (error) {</text:p>
      <text:p text:style-name="P1"><text:s text:c="8"/>callback(error, null);</text:p>
      <text:p text:style-name="P1"><text:s text:c="6"/>} else {</text:p>
      <text:p text:style-name="P1"><text:s text:c="8"/>// Get all neighborhoods from all restaurants</text:p>
      <text:p text:style-name="P1"><text:s text:c="8"/>const neighborhoods = restaurants.map((v, i) =&gt; restaurants[i].neighborhood)</text:p>
      <text:p text:style-name="P1"><text:s text:c="8"/>// Remove duplicates from neighborhoods</text:p>
      <text:p text:style-name="P1"><text:s text:c="8"/>const uniqueNeighborhoods = neighborhoods.filter((v, i) =&gt; neighborhoods.indexOf(v) == i)</text:p>
      <text:p text:style-name="P1"><text:s text:c="8"/>callback(null, uniqueNeighborhoods);</text:p>
      <text:p text:style-name="P1"><text:s text:c="6"/>}</text:p>
      <text:p text:style-name="P1"><text:s text:c="4"/>});</text:p>
      <text:p text:style-name="P1"><text:s text:c="2"/>}</text:p>
      <text:p text:style-name="P1"></text:p>
      <text:p text:style-name="P1"><text:soft-page-break/><text:s text:c="2"/>/**</text:p>
      <text:p text:style-name="P1"><text:s text:c="3"/>* Fetch all cuisines with proper error handling.</text:p>
      <text:p text:style-name="P1"><text:s text:c="3"/>*/</text:p>
      <text:p text:style-name="P1"><text:s text:c="2"/>static fetchCuisines(callback) {</text:p>
      <text:p text:style-name="P1"><text:s text:c="4"/>// Fetch all restaurants</text:p>
      <text:p text:style-name="P1"><text:s text:c="4"/>DBHelper.fetchRestaurants((error, restaurants) =&gt; {</text:p>
      <text:p text:style-name="P1"><text:s text:c="6"/>if (error) {</text:p>
      <text:p text:style-name="P1"><text:s text:c="8"/>callback(error, null);</text:p>
      <text:p text:style-name="P1"><text:s text:c="6"/>} else {</text:p>
      <text:p text:style-name="P1"><text:s text:c="8"/>// Get all cuisines from all restaurants</text:p>
      <text:p text:style-name="P1"><text:s text:c="8"/>const cuisines = restaurants.map((v, i) =&gt; restaurants[i].cuisine_type)</text:p>
      <text:p text:style-name="P1"><text:s text:c="8"/>// Remove duplicates from cuisines</text:p>
      <text:p text:style-name="P1"><text:s text:c="8"/>const uniqueCuisines = cuisines.filter((v, i) =&gt; cuisines.indexOf(v) == i)</text:p>
      <text:p text:style-name="P1"><text:s text:c="8"/>callback(null, uniqueCuisines);</text:p>
      <text:p text:style-name="P1"><text:s text:c="6"/>}</text:p>
      <text:p text:style-name="P1"><text:s text:c="4"/>});</text:p>
      <text:p text:style-name="P1"><text:s text:c="2"/>}</text:p>
      <text:p text:style-name="P1"></text:p>
      <text:p text:style-name="P1"><text:s text:c="2"/>/**</text:p>
      <text:p text:style-name="P1"><text:s text:c="3"/>* Restaurant page URL.</text:p>
      <text:p text:style-name="P1"><text:s text:c="3"/>*/</text:p>
      <text:p text:style-name="P1"><text:s text:c="2"/>static urlForRestaurant(restaurant) {</text:p>
      <text:p text:style-name="P1"><text:s text:c="4"/>return (`./restaurant.html?id=${restaurant.id}`);</text:p>
      <text:p text:style-name="P1"><text:s text:c="2"/>}</text:p>
      <text:p text:style-name="P1"></text:p>
      <text:p text:style-name="P1"><text:s text:c="2"/>/**</text:p>
      <text:p text:style-name="P1"><text:s text:c="3"/>* Restaurant image URL.</text:p>
      <text:p text:style-name="P1"><text:s text:c="3"/>*/</text:p>
      <text:p text:style-name="P1"><text:s text:c="2"/>static imageUrlForRestaurant(restaurant) {</text:p>
      <text:p text:style-name="P1"><text:s text:c="4"/>return (`/img/${restaurant.photograph}`);</text:p>
      <text:p text:style-name="P1"><text:s text:c="2"/>}</text:p>
      <text:p text:style-name="P1"></text:p>
      <text:p text:style-name="P1"><text:s text:c="2"/>/**</text:p>
      <text:p text:style-name="P1"><text:s text:c="3"/>* Map marker for a restaurant.</text:p>
      <text:p text:style-name="P1"><text:s text:c="3"/>*/</text:p>
      <text:p text:style-name="P1"><text:s text:c="2"/>static mapMarkerForRestaurant(restaurant, map) {</text:p>
      <text:p text:style-name="P1"><text:s text:c="4"/>const marker = new google.maps.Marker({</text:p>
      <text:p text:style-name="P1"><text:s text:c="6"/>position: restaurant.latlng,</text:p>
      <text:p text:style-name="P1"><text:s text:c="6"/>title: restaurant.name,</text:p>
      <text:p text:style-name="P1"><text:s text:c="6"/>url: DBHelper.urlForRestaurant(restaurant),</text:p>
      <text:p text:style-name="P1"><text:s text:c="6"/>map: map,</text:p>
      <text:p text:style-name="P1"><text:s text:c="6"/>animation: google.maps.Animation.DROP}</text:p>
      <text:p text:style-name="P1"><text:s text:c="4"/>);</text:p>
      <text:p text:style-name="P1"><text:s text:c="4"/>return marker;</text:p>
      <text:p text:style-name="P1"><text:s text:c="2"/>}</text:p>
      <text:p text:style-name="P1"></text:p>
      <text:p text:style-name="P1"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30T12:32:33.509566949</dc:date>
    <dc:creator>acer </dc:creator>
    <meta:editing-duration>PT1M59S</meta:editing-duration>
    <meta:editing-cycles>1</meta:editing-cycles>
    <meta:document-statistic meta:table-count="0" meta:image-count="0" meta:object-count="0" meta:page-count="3" meta:paragraph-count="171" meta:word-count="556" meta:character-count="4988" meta:non-whitespace-character-count="3673"/>
    <meta:generator>LibreOffice/5.0.2.2$Linux_X86_64 LibreOffice_project/00m0$Build-2</meta:generator>
  </office:meta>
</office:document-meta>
</file>